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2.619cm"/>
    </style:style>
    <style:style style:name="Table1.C" style:family="table-column">
      <style:table-column-properties style:column-width="3.096cm"/>
    </style:style>
    <style:style style:name="Table1.D" style:family="table-column">
      <style:table-column-properties style:column-width="4.427cm"/>
    </style:style>
    <style:style style:name="Table1.E" style:family="table-column">
      <style:table-column-properties style:column-width="2.161cm"/>
    </style:style>
    <style:style style:name="Table1.F" style:family="table-column">
      <style:table-column-properties style:column-width="3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d12" officeooo:paragraph-rsid="00081d12"/>
    </style:style>
    <style:style style:name="P2" style:family="paragraph" style:parent-style-name="Standard">
      <style:text-properties officeooo:rsid="00081d12" officeooo:paragraph-rsid="0008c2d3"/>
    </style:style>
    <style:style style:name="P3" style:family="paragraph" style:parent-style-name="Standard">
      <style:text-properties officeooo:rsid="00081d12" officeooo:paragraph-rsid="0008d4c7"/>
    </style:style>
    <style:style style:name="P4" style:family="paragraph" style:parent-style-name="Standard">
      <style:text-properties officeooo:rsid="0008d4c7" officeooo:paragraph-rsid="0008d4c7"/>
    </style:style>
    <style:style style:name="P5" style:family="paragraph" style:parent-style-name="Standard">
      <style:text-properties officeooo:rsid="0009fc2f" officeooo:paragraph-rsid="0009fc2f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81d12" officeooo:paragraph-rsid="00081d12"/>
    </style:style>
    <style:style style:name="P7" style:family="paragraph" style:parent-style-name="Table_20_Contents">
      <style:text-properties officeooo:rsid="00081d12" officeooo:paragraph-rsid="00081d12"/>
    </style:style>
    <style:style style:name="P8" style:family="paragraph" style:parent-style-name="Table_20_Contents">
      <style:text-properties officeooo:rsid="00081d12" officeooo:paragraph-rsid="0009fc2f"/>
    </style:style>
    <style:style style:name="P9" style:family="paragraph" style:parent-style-name="Table_20_Contents">
      <style:text-properties officeooo:rsid="0008c2d3" officeooo:paragraph-rsid="0008c2d3"/>
    </style:style>
    <style:style style:name="P10" style:family="paragraph" style:parent-style-name="Table_20_Contents">
      <style:text-properties officeooo:rsid="0009fc2f" officeooo:paragraph-rsid="0009fc2f"/>
    </style:style>
    <style:style style:name="T1" style:family="text">
      <style:text-properties officeooo:rsid="0008c2d3"/>
    </style:style>
    <style:style style:name="T2" style:family="text">
      <style:text-properties officeooo:rsid="0008d4c7"/>
    </style:style>
    <style:style style:name="T3" style:family="text">
      <style:text-properties officeooo:rsid="000b3263"/>
    </style:style>
    <style:style style:name="T4" style:family="text">
      <style:text-properties officeooo:rsid="000c2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ve this TradeMetrics problem. </text:p>
      <text:p text:style-name="P1"/>
      <text:p text:style-name="P1">You need to Calculate TradeMetricsSummary.You need to store TradeDetails into temporary memory for later use. </text:p>
      <text:p text:style-name="P1"/>
      <text:p text:style-name="P1">Your class needs to implement TradeMetricsService which has two methods.Your TradeDetails should be stored into memory through record method. </text:p>
      <text:p text:style-name="P1"/>
      <text:p text:style-name="P1">You need to calaculate the summary based on search criteria. </text:p>
      <text:p text:style-name="P1"/>
      <text:p text:style-name="P1">calculateSummary method will take the TradeMetricsSearchCriteria object as parameter and should return TradeMetricsSummary object. </text:p>
      <text:p text:style-name="P1"/>
      <text:p text:style-name="P1">If you didnt find any TradeDetails based on the TradeMetricsSearchCriteria or if TradeMetricsSearchCriteria is null,In either of these cases you should throw IllegalArgumentException .</text:p>
      <text:p text:style-name="P1"/>
      <text:p text:style-name="P1">You should not change signature of any method but you can add your own classes.<text:span text:style-name="T4">Execution time should be as minimum as possible.</text:span></text:p>
      <text:p text:style-name="P1"/>
      <text:p text:style-name="P1">Please find below example: </text:p>
      <text:p text:style-name="P1"/>
      <text:p text:style-name="P1"/>
      <text:p text:style-name="P1"><text:tab/><text:tab/><text:tab/><text:tab/><text:tab/><text:tab/>TradeDetail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sno</text:p>
          </table:table-cell>
          <table:table-cell table:style-name="Table1.A1" office:value-type="string">
            <text:p text:style-name="P7">Client</text:p>
          </table:table-cell>
          <table:table-cell table:style-name="Table1.A1" office:value-type="string">
            <text:p text:style-name="P7">Product</text:p>
          </table:table-cell>
          <table:table-cell table:style-name="Table1.A1" office:value-type="string">
            <text:p text:style-name="P7">CompanyName</text:p>
          </table:table-cell>
          <table:table-cell table:style-name="Table1.A1" office:value-type="string">
            <text:p text:style-name="P7">Income</text:p>
          </table:table-cell>
          <table:table-cell table:style-name="Table1.F1" office:value-type="string">
            <text:p text:style-name="P7">Timeexecutionin millis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Foo</text:p>
          </table:table-cell>
          <table:table-cell table:style-name="Table1.A2" office:value-type="string">
            <text:p text:style-name="P6">EQUITY</text:p>
          </table:table-cell>
          <table:table-cell table:style-name="Table1.A2" office:value-type="string">
            <text:p text:style-name="P7">IBM</text:p>
          </table:table-cell>
          <table:table-cell table:style-name="Table1.A2" office:value-type="string">
            <text:p text:style-name="P9">LOSS</text:p>
          </table:table-cell>
          <table:table-cell table:style-name="Table1.F2" office:value-type="string">
            <text:p text:style-name="P7">24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Bar</text:p>
          </table:table-cell>
          <table:table-cell table:style-name="Table1.A2" office:value-type="string">
            <text:p text:style-name="P6">EQUITY</text:p>
          </table:table-cell>
          <table:table-cell table:style-name="Table1.A2" office:value-type="string">
            <text:p text:style-name="P7">TCS</text:p>
          </table:table-cell>
          <table:table-cell table:style-name="Table1.A2" office:value-type="string">
            <text:p text:style-name="P7">SUB</text:p>
          </table:table-cell>
          <table:table-cell table:style-name="Table1.F2" office:value-type="string">
            <text:p text:style-name="P7">34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Bar</text:p>
          </table:table-cell>
          <table:table-cell table:style-name="Table1.A2" office:value-type="string">
            <text:p text:style-name="P7">STOCK</text:p>
          </table:table-cell>
          <table:table-cell table:style-name="Table1.A2" office:value-type="string">
            <text:p text:style-name="P7">ERRICSON</text:p>
          </table:table-cell>
          <table:table-cell table:style-name="Table1.A2" office:value-type="string">
            <text:p text:style-name="P7">LOSS</text:p>
          </table:table-cell>
          <table:table-cell table:style-name="Table1.F2" office:value-type="string">
            <text:p text:style-name="P7">51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Foo</text:p>
          </table:table-cell>
          <table:table-cell table:style-name="Table1.A2" office:value-type="string">
            <text:p text:style-name="P7">STOCK</text:p>
          </table:table-cell>
          <table:table-cell table:style-name="Table1.A2" office:value-type="string">
            <text:p text:style-name="P7">ERRICSON</text:p>
          </table:table-cell>
          <table:table-cell table:style-name="Table1.A2" office:value-type="string">
            <text:p text:style-name="P7">PRO</text:p>
          </table:table-cell>
          <table:table-cell table:style-name="Table1.F2" office:value-type="string">
            <text:p text:style-name="P7">16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Foo</text:p>
          </table:table-cell>
          <table:table-cell table:style-name="Table1.A2" office:value-type="string">
            <text:p text:style-name="P7">DEBIT</text:p>
          </table:table-cell>
          <table:table-cell table:style-name="Table1.A2" office:value-type="string">
            <text:p text:style-name="P7">TCS</text:p>
          </table:table-cell>
          <table:table-cell table:style-name="Table1.A2" office:value-type="string">
            <text:p text:style-name="P7">SUB</text:p>
          </table:table-cell>
          <table:table-cell table:style-name="Table1.F2" office:value-type="string">
            <text:p text:style-name="P7">12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Bar</text:p>
          </table:table-cell>
          <table:table-cell table:style-name="Table1.A2" office:value-type="string">
            <text:p text:style-name="P7">DEBIT</text:p>
          </table:table-cell>
          <table:table-cell table:style-name="Table1.A2" office:value-type="string">
            <text:p text:style-name="P7">TCS</text:p>
          </table:table-cell>
          <table:table-cell table:style-name="Table1.A2" office:value-type="string">
            <text:p text:style-name="P7">PRO</text:p>
          </table:table-cell>
          <table:table-cell table:style-name="Table1.F2" office:value-type="string">
            <text:p text:style-name="P7">36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Foo</text:p>
          </table:table-cell>
          <table:table-cell table:style-name="Table1.A2" office:value-type="string">
            <text:p text:style-name="P6">EQUITY</text:p>
          </table:table-cell>
          <table:table-cell table:style-name="Table1.A2" office:value-type="string">
            <text:p text:style-name="P7">SONY</text:p>
          </table:table-cell>
          <table:table-cell table:style-name="Table1.A2" office:value-type="string">
            <text:p text:style-name="P7">LOSS</text:p>
          </table:table-cell>
          <table:table-cell table:style-name="Table1.F2" office:value-type="string">
            <text:p text:style-name="P7">9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Bar</text:p>
          </table:table-cell>
          <table:table-cell table:style-name="Table1.A2" office:value-type="string">
            <text:p text:style-name="P7">STOCK</text:p>
          </table:table-cell>
          <table:table-cell table:style-name="Table1.A2" office:value-type="string">
            <text:p text:style-name="P7">IBM</text:p>
          </table:table-cell>
          <table:table-cell table:style-name="Table1.A2" office:value-type="string">
            <text:p text:style-name="P7">SUB</text:p>
          </table:table-cell>
          <table:table-cell table:style-name="Table1.F2" office:value-type="string">
            <text:p text:style-name="P7">40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8">Bar</text:p>
          </table:table-cell>
          <table:table-cell table:style-name="Table1.A2" office:value-type="string">
            <text:p text:style-name="P8">DEBIT</text:p>
          </table:table-cell>
          <table:table-cell table:style-name="Table1.A2" office:value-type="string">
            <text:p text:style-name="P8">ERRICSON</text:p>
          </table:table-cell>
          <table:table-cell table:style-name="Table1.A2" office:value-type="string">
            <text:p text:style-name="P10">PRO</text:p>
          </table:table-cell>
          <table:table-cell table:style-name="Table1.F2" office:value-type="string">
            <text:p text:style-name="P10">13</text:p>
          </table:table-cell>
        </table:table-row>
      </table:table>
      <text:p text:style-name="P1"/>
      <text:p text:style-name="P1"/>
      <text:p text:style-name="P1">example 1:</text:p>
      <text:p text:style-name="P1"/>
      <text:p text:style-name="P1">sample input:</text:p>
      <text:p text:style-name="P1"/>
      <text:p text:style-name="P1">client=Foo,Product=EQUITY,CompanyName=IBM,INCOME=LOSS</text:p>
      <text:p text:style-name="P1"/>
      <text:p text:style-name="P1">output: <text:span text:style-name="T1">min=24 max=24 avg =24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<text:s/>example <text:span text:style-name="T1">2</text:span>:</text:p>
      <text:p text:style-name="P2"/>
      <text:p text:style-name="P2">sample input:</text:p>
      <text:p text:style-name="P2"/>
      <text:p text:style-name="P2">client=Foo,Product=EQUIT<text:span text:style-name="T1">Y</text:span></text:p>
      <text:p text:style-name="P2"/>
      <text:p text:style-name="P2">output: <text:span text:style-name="T1">min=24 min= 9 avg=17</text:span></text:p>
      <text:p text:style-name="P2"/>
      <text:p text:style-name="P2"/>
      <text:p text:style-name="P2"/>
      <text:p text:style-name="P3">example <text:span text:style-name="T2">3</text:span>:</text:p>
      <text:p text:style-name="P3"/>
      <text:p text:style-name="P3">sample input:</text:p>
      <text:p text:style-name="P3"/>
      <text:p text:style-name="P4">client=Bar,Company=ERICSON,INCOME=SUB</text:p>
      <text:p text:style-name="P4"/>
      <text:p text:style-name="P4">output:IllegalArgumentException</text:p>
      <text:p text:style-name="P4"/>
      <text:p text:style-name="P4"/>
      <text:p text:style-name="P4">example 4:</text:p>
      <text:p text:style-name="P4"/>
      <text:p text:style-name="P4">sample input:</text:p>
      <text:p text:style-name="P4"/>
      <text:p text:style-name="P4"><text:s/>client=Bar,Product=null,INCOME=SUB</text:p>
      <text:p text:style-name="P4"/>
      <text:p text:style-name="P4">output:IllegalArgumentException</text:p>
      <text:p text:style-name="P4"/>
      <text:p text:style-name="P4"/>
      <text:p text:style-name="P5">example 5:</text:p>
      <text:p text:style-name="P5"/>
      <text:p text:style-name="P5">sample input:</text:p>
      <text:p text:style-name="P5"/>
      <text:p text:style-name="P5">client=Bar,CompanyName=ERICSON</text:p>
      <text:p text:style-name="P5">output:<text:span text:style-name="T3">max=51,min=13,avg=3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02:33.579875219</meta:creation-date>
    <dc:date>2017-10-31T12:31:59.816870966</dc:date>
    <meta:editing-duration>PT9M8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89" meta:word-count="212" meta:character-count="1504" meta:non-whitespace-character-count="1367"/>
  </office:meta>
</office:document-meta>
</file>